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98.89mm" svg:x="22.83mm" svg:y="40.59mm">
            <loext:p draw:notify-on-update-of-ranges="Sheet1.A2:Sheet1.A8 Sheet1.B1:Sheet1.B1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3">
          <table:table-cell table:style-name="ce1" office:value-type="string" calcext:value-type="string">
            <text:p>tq</text:p>
          </table:table-cell>
          <table:table-cell table:style-name="ce2" office:value-type="string" calcext:value-type="string">
            <text:p>E[R]</text:p>
          </table:table-cell>
          <table:table-cell table:style-name="ce1"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2:Sheet1.B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1:45:02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0S</meta:editing-duration>
    <meta:editing-cycles>4</meta:editing-cycles>
    <meta:generator>LibreOffice/5.1.2.2$Windows_x86 LibreOffice_project/d3bf12ecb743fc0d20e0be0c58ca359301eb705f</meta:generator>
    <dc:date>2017-02-21T21:46:03.570000000</dc:date>
    <meta:document-statistic meta:table-count="3" meta:cell-count="1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89cm" xlink:href=".." xlink:type="simple" chart:class="chart:bar" chart:style-name="ch1">
        <chart:title svg:x="4.146cm" svg:y="0.333cm" chart:style-name="ch2">
          <text:p>Response Times, Deterministic Regime</text:p>
        </chart:title>
        <chart:subtitle svg:x="5.284cm" svg:y="1.309cm" chart:style-name="ch3">
          <text:p>ts = 10ms, ti = 30ms, tv = 1ms</text:p>
        </chart:subtitle>
        <chart:legend chart:legend-position="end" svg:x="14.557cm" svg:y="4.646cm" style:legend-expansion="high" chart:style-name="ch4"/>
        <chart:plot-area chart:style-name="ch5" table:cell-range-address="Sheet1.A1:Sheet1.B8" chart:data-source-has-labels="both" svg:x="1.331cm" svg:y="2.189cm" svg:width="12.906cm" svg:height="6.523cm">
          <chartooo:coordinate-region svg:x="1.952cm" svg:y="2.388cm" svg:width="12.285cm" svg:height="5.677cm"/>
          <chart:axis chart:dimension="x" chart:name="primary-x" chart:style-name="ch6" chartooo:axis-type="auto">
            <chartooo:date-scale/>
            <chart:title svg:x="7.237cm" svg:y="8.909cm" chart:style-name="ch7">
              <text:p>tq [ms]</text:p>
            </chart:title>
            <chart:categories table:cell-range-address="Sheet1.A2:Sheet1.A8"/>
          </chart:axis>
          <chart:axis chart:dimension="y" chart:name="primary-y" chart:style-name="ch8">
            <chart:title svg:x="0.451cm" svg:y="6.023cm" chart:style-name="ch9">
              <text:p>E[R] [s]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[R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20">
                <text:p>20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